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border-line-width-bottom="0.0346in 0.0138in 0.0138in" fo:padding="0.0291in" fo:border-left="none" fo:border-right="none" fo:border-top="none" fo:border-bottom="4.51pt double #000000" style:join-border="false"/>
      <style:text-properties style:font-name="DejaVu Sans Mono" fo:font-size="11pt" fo:language="en" fo:country="US" officeooo:paragraph-rsid="000a2f1b" style:font-name-asian="DejaVu Sans Mono" style:font-size-asian="11pt" style:language-asian="en" style:country-asian="GB" style:font-name-complex="DejaVu Sans Mono" style:font-size-complex="11pt" style:language-complex="en" style:country-complex="GB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1pt" fo:language="en" fo:country="US" officeooo:paragraph-rsid="000a2f1b" style:font-name-asian="DejaVu Sans Mono" style:font-size-asian="11pt" style:language-asian="en" style:country-asian="GB" style:font-name-complex="DejaVu Sans Mono" style:font-size-complex="11pt" style:language-complex="en" style:country-complex="GB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6pt" fo:language="en" fo:country="US" fo:font-weight="bold" officeooo:paragraph-rsid="000a2f1b" style:font-name-asian="DejaVu Sans Mono" style:font-size-asian="16pt" style:language-asian="en" style:country-asian="GB" style:font-weight-asian="bold" style:font-name-complex="DejaVu Sans Mono" style:font-size-complex="16pt" style:language-complex="en" style:country-complex="GB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16pt" fo:language="en" fo:country="US" fo:font-weight="bold" officeooo:rsid="000a2f1b" officeooo:paragraph-rsid="000a2f1b" style:font-name-asian="DejaVu Sans Mono" style:font-size-asian="16pt" style:language-asian="en" style:country-asian="GB" style:font-weight-asian="bold" style:font-name-complex="DejaVu Sans Mono" style:font-size-complex="16pt" style:language-complex="en" style:country-complex="GB" style:font-weight-complex="bold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0a2f1b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12757a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1cb0cd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iberation Sans" fo:font-size="11pt" fo:language="en" fo:country="US" fo:font-weight="bold" officeooo:rsid="0012757a" officeooo:paragraph-rsid="000a2f1b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10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Liberation Sans" fo:language="en" fo:country="US" fo:font-weight="bold" officeooo:rsid="0012757a" officeooo:paragraph-rsid="000a2f1b" style:font-weight-asian="bold" style:font-weight-complex="bold"/>
    </style:style>
    <style:style style:name="P11" style:family="paragraph" style:parent-style-name="Text_20_body">
      <style:text-properties style:font-name="Liberation Sans" fo:language="en" fo:country="US" fo:font-weight="bold" style:font-weight-asian="bold" style:font-weight-complex="bold"/>
    </style:style>
    <style:style style:name="P12" style:family="paragraph" style:parent-style-name="Text_20_body">
      <style:text-properties style:font-name="Liberation Sans" fo:language="en" fo:country="US" fo:font-weight="bold" officeooo:rsid="0013c626" officeooo:paragraph-rsid="0013c626" style:font-weight-asian="bold" style:font-weight-complex="bold"/>
    </style:style>
    <style:style style:name="P13" style:family="paragraph" style:parent-style-name="Text_20_body">
      <style:text-properties fo:language="en" fo:country="US" officeooo:rsid="000a2f1b"/>
    </style:style>
    <style:style style:name="P14" style:family="paragraph" style:parent-style-name="Text_20_body">
      <style:text-properties fo:language="en" fo:country="US" officeooo:rsid="0012757a" officeooo:paragraph-rsid="001af431"/>
    </style:style>
    <style:style style:name="P15" style:family="paragraph" style:parent-style-name="Text_20_body">
      <style:text-properties fo:color="#000000" style:font-name="Liberation Sans" fo:language="en" fo:country="US" fo:font-weight="bold" officeooo:rsid="0012757a" officeooo:paragraph-rsid="0012757a" style:font-weight-asian="bold" style:font-weight-complex="bold"/>
    </style:style>
    <style:style style:name="P16" style:family="paragraph" style:parent-style-name="Text_20_body">
      <style:text-properties fo:color="#000000" style:font-name="Liberation Sans" fo:font-size="11pt" fo:language="en" fo:country="US" fo:font-weight="bold" officeooo:rsid="0012757a" officeooo:paragraph-rsid="001cb0cd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17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style:font-name="Liberation Sans" fo:language="en" fo:country="US" fo:font-weight="normal" style:font-weight-asian="normal" style:font-weight-complex="normal"/>
    </style:style>
    <style:style style:name="P18" style:family="paragraph" style:parent-style-name="Text_20_body">
      <style:paragraph-properties fo:break-before="page"/>
      <style:text-properties fo:color="#000000" style:font-name="Liberation Sans" fo:language="en" fo:country="US" fo:font-weight="bold" officeooo:rsid="0012757a" officeooo:paragraph-rsid="0013c626" style:font-weight-asian="bold" style:font-weight-complex="bold"/>
    </style:style>
    <style:style style:name="P19" style:family="paragraph" style:parent-style-name="Text_20_body">
      <style:paragraph-properties fo:break-before="page"/>
      <style:text-properties style:font-name="Liberation Sans" fo:language="en" fo:country="US" fo:font-weight="bold" officeooo:rsid="0012757a" officeooo:paragraph-rsid="001af431" style:font-weight-asian="bold" style:font-weight-complex="bold"/>
    </style:style>
    <style:style style:name="P20" style:family="paragraph" style:parent-style-name="Text_20_body">
      <style:paragraph-properties fo:break-before="page"/>
      <style:text-properties style:font-name="Liberation Sans" fo:language="en" fo:country="US" fo:font-weight="bold" officeooo:paragraph-rsid="0013c626" style:font-weight-asian="bold" style:font-weight-complex="bold"/>
    </style:style>
    <style:style style:name="P21" style:family="paragraph" style:parent-style-name="Text_20_body">
      <style:paragraph-properties fo:break-before="page"/>
      <style:text-properties fo:language="en" fo:country="US" officeooo:rsid="0012757a" officeooo:paragraph-rsid="001cb0cd"/>
    </style:style>
    <style:style style:name="P22" style:family="paragraph" style:parent-style-name="Text_20_body" style:list-style-name="L1">
      <style:text-properties officeooo:paragraph-rsid="0012757a"/>
    </style:style>
    <style:style style:name="P23" style:family="paragraph" style:parent-style-name="Text_20_body" style:list-style-name="L1">
      <style:text-properties style:font-name="Liberation Sans" fo:language="en" fo:country="US" fo:font-weight="bold" officeooo:rsid="000be39a" officeooo:paragraph-rsid="000be39a" style:font-weight-asian="bold" style:font-weight-complex="bold"/>
    </style:style>
    <style:style style:name="P24" style:family="paragraph" style:parent-style-name="Text_20_body" style:list-style-name="L1">
      <style:text-properties style:font-name="Liberation Sans" fo:language="en" fo:country="US" fo:font-weight="bold" officeooo:paragraph-rsid="000a2f1b" style:font-weight-asian="bold" style:font-weight-complex="bold"/>
    </style:style>
    <style:style style:name="P25" style:family="paragraph" style:parent-style-name="Text_20_body">
      <style:text-properties style:font-name="Liberation Sans" fo:language="en" fo:country="US" fo:font-weight="normal" officeooo:rsid="001e5ad9" officeooo:paragraph-rsid="001e5ad9" style:font-weight-asian="normal" style:font-weight-complex="normal"/>
    </style:style>
    <style:style style:name="P26" style:family="paragraph" style:parent-style-name="Text_20_body">
      <style:text-properties officeooo:rsid="001e5ad9" officeooo:paragraph-rsid="001e5ad9"/>
    </style:style>
    <style:style style:name="P27" style:family="paragraph" style:parent-style-name="Text_20_body">
      <style:text-properties officeooo:rsid="00214a88" officeooo:paragraph-rsid="00214a88"/>
    </style:style>
    <style:style style:name="P28" style:family="paragraph" style:parent-style-name="Text_20_body">
      <style:paragraph-properties fo:break-before="page"/>
      <style:text-properties style:font-name="Liberation Sans" fo:language="en" fo:country="US" fo:font-weight="bold" officeooo:rsid="0012757a" officeooo:paragraph-rsid="001af431" style:font-weight-asian="bold" style:font-weight-complex="bold"/>
    </style:style>
    <style:style style:name="P29" style:family="paragraph" style:parent-style-name="Heading_20_2">
      <style:paragraph-properties fo:text-align="center" style:justify-single-word="false"/>
      <style:text-properties style:font-name="Liberation Sans" fo:language="en" fo:country="US" fo:font-weight="bold" officeooo:paragraph-rsid="000a2f1b" style:font-weight-asian="bold" style:font-weight-complex="bold"/>
    </style:style>
    <style:style style:name="T1" style:family="text">
      <style:text-properties officeooo:rsid="00109004"/>
    </style:style>
    <style:style style:name="T2" style:family="text">
      <style:text-properties fo:color="#000000" style:font-name="Liberation Sans" fo:language="en" fo:country="US" fo:font-weight="bold" officeooo:rsid="000be39a" style:font-weight-asian="bold" style:font-weight-complex="bold"/>
    </style:style>
    <style:style style:name="T3" style:family="text">
      <style:text-properties fo:color="#000000" style:font-name="Liberation Sans" fo:font-weight="bold" style:font-weight-asian="bold" style:font-weight-complex="bold"/>
    </style:style>
    <style:style style:name="T4" style:family="text">
      <style:text-properties fo:color="#000000" style:font-name="Liberation Sans" fo:font-weight="bold" officeooo:rsid="0013c626" style:font-weight-asian="bold" style:font-weight-complex="bold"/>
    </style:style>
    <style:style style:name="T5" style:family="text">
      <style:text-properties fo:color="#000000" style:font-name="Liberation Sans" fo:font-weight="bold" officeooo:rsid="001af431" style:font-weight-asian="bold" style:font-weight-complex="bold"/>
    </style:style>
    <style:style style:name="T6" style:family="text">
      <style:text-properties fo:color="#000000" style:font-name="Liberation Sans" fo:font-weight="bold" officeooo:rsid="001cb0cd" style:font-weight-asian="bold" style:font-weight-complex="bold"/>
    </style:style>
    <style:style style:name="T7" style:family="text">
      <style:text-properties fo:color="#000000" officeooo:rsid="0012757a"/>
    </style:style>
    <style:style style:name="T8" style:family="text">
      <style:text-properties fo:color="#000000" officeooo:rsid="0013c626"/>
    </style:style>
    <style:style style:name="T9" style:family="text">
      <style:text-properties fo:color="#000000" officeooo:rsid="001af431"/>
    </style:style>
    <style:style style:name="T10" style:family="text">
      <style:text-properties fo:color="#000000" style:font-name="Courier" officeooo:rsid="001af431"/>
    </style:style>
    <style:style style:name="T11" style:family="text">
      <style:text-properties fo:color="#000000" style:font-name="Courier" fo:font-weight="bold" officeooo:rsid="001af431" style:font-weight-asian="bold" style:font-weight-complex="bold"/>
    </style:style>
    <style:style style:name="T12" style:family="text">
      <style:text-properties style:font-name="Liberation Sans" fo:language="en" fo:country="US" fo:font-weight="bold" officeooo:rsid="000be39a" style:font-weight-asian="bold" style:font-weight-complex="bold"/>
    </style:style>
    <style:style style:name="T13" style:family="text">
      <style:text-properties officeooo:rsid="0013c626"/>
    </style:style>
    <style:style style:name="T14" style:family="text">
      <style:text-properties officeooo:rsid="001af43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056b2"/>
    </style:style>
    <style:style style:name="T17" style:family="text">
      <style:text-properties fo:font-style="italic" officeooo:rsid="002056b2" style:font-style-asian="italic" style:font-style-complex="italic"/>
    </style:style>
    <style:style style:name="T18" style:family="text">
      <style:text-properties officeooo:rsid="00214a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4">INTRODUCTION TO MACHINE LEARNING</text:p>
      <text:p text:style-name="P5">(NPFL054)</text:p>
      <text:p text:style-name="P5">A template for Homework #<text:span text:style-name="T1">2</text:span></text:p>
      <text:p text:style-name="P2"/>
      <text:h text:style-name="P29" text:outline-level="2"/>
      <text:p text:style-name="P11">Name:</text:p>
      <text:p text:style-name="P11">School year: </text:p>
      <text:p text:style-name="P17"/>
      <text:p text:style-name="P11"/>
      <text:p text:style-name="P11"/>
      <text:list xml:id="list2895535367" text:style-name="L1">
        <text:list-item>
          <text:p text:style-name="P22"><text:span text:style-name="T12">Provide answers for the exercises</text:span><text:span text:style-name="T2">.</text:span></text:p>
        </text:list-item>
        <text:list-item>
          <text:p text:style-name="P23">For each exercise, your answer cannot exceed one sheet of paper. </text:p>
          <text:p text:style-name="P24"/>
        </text:list-item>
      </text:list>
      <text:p text:style-name="P19">1.<text:span text:style-name="T14">1</text:span> <text:span text:style-name="T13">Multiple linear regression</text:span></text:p>
      <text:p text:style-name="P10"/>
      <text:p text:style-name="P25">I have decided that it would be useful to perform a simple linear regression (one feature) for all numeric features of Auto dataset and calculate the correlation between these features and the target feature <text:span text:style-name="T15">mpg </text:span>because I was interested in differences <text:span text:style-name="T18">between the models produced by simple linear regression and multiple linear regression</text:span>.</text:p>
      <text:p text:style-name="P25">I have performed multiple linear regression using all numeric attributes:</text:p>
      <text:p text:style-name="Preformatted_20_Text">Coefficients:</text:p>
      <text:p text:style-name="Preformatted_20_Text"><text:s text:c="15"/>Estimate Std. Error t value Pr(&gt;|t|) <text:s text:c="3"/></text:p>
      <text:p text:style-name="Preformatted_20_Text">(Intercept) <text:s/>-17.218435 <text:s text:c="2"/>4.644294 <text:s/>-3.707 <text:s/>0.00024 ***</text:p>
      <text:p text:style-name="Preformatted_20_Text">cylinders <text:s text:c="4"/>-0.493376 <text:s text:c="2"/>0.323282 <text:s/>-1.526 <text:s/>0.12780 <text:s text:c="3"/></text:p>
      <text:p text:style-name="Preformatted_20_Text">displacement <text:s text:c="2"/>0.019896 <text:s text:c="2"/>0.007515 <text:s text:c="2"/>2.647 <text:s/>0.00844 ** </text:p>
      <text:p text:style-name="Preformatted_20_Text">horsepower <text:s text:c="3"/>-0.016951 <text:s text:c="2"/>0.013787 <text:s/>-1.230 <text:s/>0.21963 <text:s text:c="3"/></text:p>
      <text:p text:style-name="Preformatted_20_Text">weight <text:s text:c="7"/>-0.006474 <text:s text:c="2"/>0.000652 <text:s/>-9.929 <text:s/>&lt; 2e-16 ***</text:p>
      <text:p text:style-name="Preformatted_20_Text">acceleration <text:s text:c="2"/>0.080576 <text:s text:c="2"/>0.098845 <text:s text:c="2"/>0.815 <text:s/>0.41548 <text:s text:c="3"/></text:p>
      <text:p text:style-name="Preformatted_20_Text">year <text:s text:c="10"/>0.750773 <text:s text:c="2"/>0.050973 <text:s/>14.729 <text:s/>&lt; 2e-16 ***</text:p>
      <text:p text:style-name="Preformatted_20_Text">origin <text:s text:c="8"/>1.426141 <text:s text:c="2"/>0.278136 <text:s text:c="2"/>5.127 4.67e-07 ***</text:p>
      <text:p text:style-name="Preformatted_20_Text">---</text:p>
      <text:p text:style-name="Preformatted_20_Text">Signif. Codes: <text:s/>0 ‘***’ 0.001 ‘**’ 0.01 ‘*’ 0.05 ‘.’ 0.1 ‘ ’ 1</text:p>
      <text:p text:style-name="Preformatted_20_Text"/>
      <text:p text:style-name="Preformatted_20_Text">Residual standard error: 3.328 on 384 degrees of freedom</text:p>
      <text:p text:style-name="Preformatted_20_Text">Multiple R-squared: <text:s/>0.8215, <text:s text:c="3"/>Adjusted R-squared: <text:s/>0.8182 </text:p>
      <text:p text:style-name="Preformatted_20_Text">F-statistic: 252.4 on 7 and 384 DF, <text:s/>p-value: &lt; 2.2e-16</text:p>
      <text:p text:style-name="P27"/>
      <text:p text:style-name="P26"/>
      <text:p text:style-name="P19">1.<text:span text:style-name="T14">2 </text:span><text:span text:style-name="T8">Polynomial regression</text:span></text:p>
      <text:p text:style-name="P6"/>
      <text:p text:style-name="P11"/>
      <text:p text:style-name="P12"/>
      <text:p text:style-name="P20"><text:span text:style-name="T7">2.</text:span><text:span text:style-name="T9">1</text:span><text:span text:style-name="T7"> </text:span><text:span text:style-name="T9">Binary attribute </text:span><text:span text:style-name="T10">mpg01</text:span><text:span text:style-name="T9"> and its entropy</text:span></text:p>
      <text:p text:style-name="P9"/>
      <text:p text:style-name="P11"/>
      <text:p text:style-name="P11"/>
      <text:p text:style-name="P18">2.<text:span text:style-name="T14">3 Trivial classifier accuracy</text:span></text:p>
      <text:p text:style-name="P6"/>
      <text:p text:style-name="P11"/>
      <text:p text:style-name="P11"/>
      <text:p text:style-name="P18">2.<text:span text:style-name="T14">4</text:span> <text:span text:style-name="T13">Logistic regression – training and test error rate, confusion matrix, Sensitivity, Specificity,</text:span> <text:span text:style-name="T13">interpretation</text:span></text:p>
      <text:p text:style-name="P6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text:span text:style-name="T3">2.</text:span><text:span text:style-name="T6">5</text:span><text:span text:style-name="T5"> </text:span><text:span text:style-name="T6">Logistic regression </text:span><text:span text:style-name="T5"><text:s/></text:span><text:span text:style-name="T4">– </text:span><text:span text:style-name="T6">threshold 0.1 and 0.9, confusion matrix, Precision, Recall, F1-measure, interpretation</text:span></text:p>
      <text:p text:style-name="P7"/>
      <text:p text:style-name="P15"/>
      <text:p text:style-name="P15"/>
      <text:p text:style-name="P21"><text:span text:style-name="T3">2.</text:span><text:span text:style-name="T6">6</text:span><text:span text:style-name="T5"> Decision tree algorithm </text:span><text:span text:style-name="T4">– training and test error rate, </text:span><text:span text:style-name="T11">cp</text:span><text:span text:style-name="T5"> parameter</text:span></text:p>
      <text:p text:style-name="P8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bookmark text:name="__DdeLink__234_13535220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3:01:48.775782283</meta:creation-date>
    <dc:date>2019-11-08T02:22:04.623639794</dc:date>
    <meta:editing-duration>PT1H12M55S</meta:editing-duration>
    <meta:editing-cycles>15</meta:editing-cycles>
    <meta:generator>LibreOffice/6.2.8.2$Linux_X86_64 LibreOffice_project/20$Build-2</meta:generator>
    <meta:document-statistic meta:table-count="0" meta:image-count="0" meta:object-count="0" meta:page-count="8" meta:paragraph-count="33" meta:word-count="245" meta:character-count="1771" meta:non-whitespace-character-count="1444"/>
  </office:meta>
</office:document-meta>
</file>